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3deb3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dc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deb3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5"/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84d1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aecf00"/>
    </style:style>
    <style:style style:name="ce18" style:family="table-cell" style:parent-style-name="Default">
      <style:table-cell-properties fo:background-color="#0084d1"/>
    </style:style>
    <style:style style:name="ce19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dc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84d1"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3" table:default-cell-style-name="ce4"/>
        <table:table-column table:style-name="co2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4"/>
        <table:table-column table:style-name="co2" table:default-cell-style-name="ce20"/>
        <table:table-row table:style-name="ro3">
          <table:table-cell table:style-name="ce1" office:value-type="string">
            <text:p>Nombre d'Empreses dels Municipis de les Illes Balears i la seva Superfície (2009)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</table:table-row>
        <table:table-row table:style-name="ro2">
          <table:table-cell table:style-name="ce2" office:value-type="string">
            <text:p>Exercici 1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</table:table-row>
        <table:table-row table:style-name="ro4">
          <table:table-cell table:style-name="ce3" office:value-type="string">
            <text:p>Municipis</text:p>
          </table:table-cell>
          <table:table-cell table:style-name="ce6" office:value-type="string">
            <text:p>Empreses en Règim General</text:p>
          </table:table-cell>
          <table:table-cell table:style-name="ce3" office:value-type="string">
            <text:p>Superfície</text:p>
          </table:table-cell>
          <table:table-cell table:number-columns-repeated="7"/>
          <table:table-cell table:style-name="ce6" office:value-type="string">
            <text:p>Empreses en Règim General</text:p>
          </table:table-cell>
          <table:table-cell table:style-name="ce6" office:value-type="string">
            <text:p>Valors Típics i Atípics</text:p>
          </table:table-cell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/>
          <table:table-cell table:style-name="ce2" office:value-type="string">
            <text:p>Exercici 2</text:p>
          </table:table-cell>
          <table:table-cell table:number-columns-repeated="2"/>
          <table:table-cell table:style-name="ce2" office:value-type="string">
            <text:p>Exercici 3</text:p>
          </table:table-cell>
          <table:table-cell table:number-columns-repeated="2"/>
          <table:table-cell table:style-name="ce16" office:value-type="float" office:value="12">
            <text:p>12</text:p>
          </table:table-cell>
          <table:table-cell table:style-name="ce19" office:value-type="string">
            <text:p>Típic</text:p>
          </table:table-cell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/>
          <table:table-cell table:style-name="ce7" office:value-type="string">
            <text:p>1r Quartil 25%</text:p>
          </table:table-cell>
          <table:table-cell table:style-name="ce9" table:formula="of:=QUARTILE([.B4:.B70];1)" office:value-type="float" office:value="58.5">
            <text:p>58,5</text:p>
          </table:table-cell>
          <table:table-cell/>
          <table:table-cell table:style-name="ce8" office:value-type="string">
            <text:p>Mediana</text:p>
          </table:table-cell>
          <table:table-cell table:formula="of:=MEDIAN([.B4:.B70])" office:value-type="float" office:value="164">
            <text:p>164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/>
          <table:table-cell table:style-name="ce7" office:value-type="string">
            <text:p>3r Quartil 75%</text:p>
          </table:table-cell>
          <table:table-cell table:style-name="ce9" table:formula="of:=QUARTILE([.B4:.B70];3)" office:value-type="float" office:value="450">
            <text:p>450</text:p>
          </table:table-cell>
          <table:table-cell/>
          <table:table-cell table:style-name="ce7" office:value-type="string">
            <text:p>1r Quartil 25%</text:p>
          </table:table-cell>
          <table:table-cell table:style-name="ce9" table:formula="of:=QUARTILE([.B4:.B70];1)" office:value-type="float" office:value="58.5">
            <text:p>58,5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/>
          <table:table-cell table:style-name="ce8" office:value-type="string">
            <text:p>Valor Mínim</text:p>
          </table:table-cell>
          <table:table-cell table:formula="of:=MIN([.B4:.B70])" office:value-type="float" office:value="12">
            <text:p>12</text:p>
          </table:table-cell>
          <table:table-cell/>
          <table:table-cell table:style-name="ce7" office:value-type="string">
            <text:p>3r Quartil 75%</text:p>
          </table:table-cell>
          <table:table-cell table:style-name="ce9" table:formula="of:=QUARTILE([.B4:.B70];3)" office:value-type="float" office:value="450">
            <text:p>45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/>
          <table:table-cell table:style-name="ce8" office:value-type="string">
            <text:p>Valor Màxim</text:p>
          </table:table-cell>
          <table:table-cell table:formula="of:=MAX([.B4:.B70])" office:value-type="float" office:value="14541">
            <text:p>14541</text:p>
          </table:table-cell>
          <table:table-cell/>
          <table:table-cell table:style-name="ce8" office:value-type="string">
            <text:p>LAS</text:p>
          </table:table-cell>
          <table:table-cell table:formula="of:=[.I8]+1.5*[.F11]" office:value-type="float" office:value="1037.25">
            <text:p>1037,25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/>
          <table:table-cell table:style-name="ce8" office:value-type="string">
            <text:p>Rang</text:p>
          </table:table-cell>
          <table:table-cell table:formula="of:=[.F9]-[.F8]" office:value-type="float" office:value="14529">
            <text:p>14529</text:p>
          </table:table-cell>
          <table:table-cell/>
          <table:table-cell table:style-name="ce8" office:value-type="string">
            <text:p>LAI</text:p>
          </table:table-cell>
          <table:table-cell table:formula="of:=[.I7]-1.5*[.F11]" office:value-type="float" office:value="-528.75">
            <text:p>-528,75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/>
          <table:table-cell table:style-name="ce8" office:value-type="string">
            <text:p>RIC</text:p>
          </table:table-cell>
          <table:table-cell table:formula="of:=[.F7]-[.F6]" office:value-type="float" office:value="391.5">
            <text:p>391,5</text:p>
          </table:table-cell>
          <table:table-cell/>
          <table:table-cell table:style-name="ce8" office:value-type="string">
            <text:p>LES</text:p>
          </table:table-cell>
          <table:table-cell table:formula="of:=[.I8]+3*[.F11]" office:value-type="float" office:value="1624.5">
            <text:p>1624,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/>
          <table:table-cell table:style-name="ce8" office:value-type="string">
            <text:p>Variància</text:p>
          </table:table-cell>
          <table:table-cell table:formula="of:=VARP([.B4:.B70])" office:value-type="float" office:value="3175040.59389619">
            <text:p>3175040,59389619</text:p>
          </table:table-cell>
          <table:table-cell/>
          <table:table-cell table:style-name="ce8" office:value-type="string">
            <text:p>LEI</text:p>
          </table:table-cell>
          <table:table-cell table:formula="of:=[.I7]-3*[.F11]" office:value-type="float" office:value="-1116">
            <text:p>-1116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/>
          <table:table-cell table:style-name="ce8" office:value-type="string">
            <text:p>Desviació Típica</text:p>
          </table:table-cell>
          <table:table-cell table:style-name="ce10" table:formula="of:=SQRT([.F12])" office:value-type="float" office:value="1781.86435900609">
            <text:p>1781,864</text:p>
          </table:table-cell>
          <table:table-cell/>
          <table:table-cell table:style-name="ce11" office:value-type="string">
            <text:p>Màxim Valor Típic</text:p>
          </table:table-cell>
          <table:table-cell table:style-name="ce15" office:value-type="float" office:value="898">
            <text:p>898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4"/>
          <table:table-cell table:style-name="ce12" office:value-type="string">
            <text:p>Mínim Valor Típic</text:p>
          </table:table-cell>
          <table:table-cell table:style-name="ce16" office:value-type="float" office:value="12">
            <text:p>12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4"/>
          <table:table-cell table:style-name="ce13" office:value-type="string">
            <text:p>Valors Atípics:</text:p>
          </table:table-cell>
          <table:table-cell table:style-name="ce17" office:value-type="float" office:value="1065">
            <text:p>106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5"/>
          <table:table-cell table:style-name="ce17" office:value-type="float" office:value="1187">
            <text:p>1187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5"/>
          <table:table-cell table:style-name="ce17" office:value-type="float" office:value="1315">
            <text:p>1315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5"/>
          <table:table-cell table:style-name="ce17" office:value-type="float" office:value="1364">
            <text:p>1364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Castell (Es)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4"/>
          <table:table-cell table:style-name="ce14" office:value-type="string">
            <text:p>Valors Extrems:</text:p>
          </table:table-cell>
          <table:table-cell table:style-name="ce18" office:value-type="float" office:value="2080">
            <text:p>208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5"/>
          <table:table-cell table:style-name="ce18" office:value-type="float" office:value="2374">
            <text:p>2374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5"/>
          <table:table-cell table:style-name="ce18" office:value-type="float" office:value="14541">
            <text:p>14541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7"/>
          <table:table-cell office:value-type="float" office:value="70">
            <text:p>7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/>
          <table:table-cell table:style-name="ce2" office:value-type="string">
            <text:p>Exercici 4</text:p>
          </table:table-cell>
          <table:table-cell table:number-columns-repeated="5"/>
          <table:table-cell office:value-type="float" office:value="72">
            <text:p>72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/>
          <table:table-cell table:style-name="ce8" office:value-type="string">
            <text:p>Mitjana</text:p>
          </table:table-cell>
          <table:table-cell table:style-name="ce10" table:formula="of:=AVERAGE([.C4:.C70])" office:value-type="float" office:value="74.5023880597015">
            <text:p>74,502</text:p>
          </table:table-cell>
          <table:table-cell table:number-columns-repeated="4"/>
          <table:table-cell office:value-type="float" office:value="84">
            <text:p>84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/>
          <table:table-cell table:style-name="ce8" office:value-type="string">
            <text:p>Variància</text:p>
          </table:table-cell>
          <table:table-cell table:style-name="ce10" table:formula="of:=VARP([.C4:.C70])" office:value-type="float" office:value="4020.28254056583">
            <text:p>4020,283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/>
          <table:table-cell table:style-name="ce8" office:value-type="string">
            <text:p>Desviació Típica</text:p>
          </table:table-cell>
          <table:table-cell table:style-name="ce10" table:formula="of:=SQRT([.F26])" office:value-type="float" office:value="63.4056980133949">
            <text:p>63,406</text:p>
          </table:table-cell>
          <table:table-cell table:number-columns-repeated="4"/>
          <table:table-cell office:value-type="float" office:value="92">
            <text:p>92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7"/>
          <table:table-cell office:value-type="float" office:value="96">
            <text:p>9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/>
          <table:table-cell table:style-name="ce2" office:value-type="string">
            <text:p>Exercici 5</text:p>
          </table:table-cell>
          <table:table-cell table:number-columns-repeated="5"/>
          <table:table-cell office:value-type="float" office:value="116">
            <text:p>11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>
            <draw:frame table:end-cell-address="Hoja1.J51" table:end-x="1.546cm" table:end-y="0.391cm" draw:z-index="0" draw:style-name="gr1" svg:width="16.524cm" svg:height="8.999cm" svg:x="1.268cm" svg:y="0.424cm">
              <draw:object draw:notify-on-update-of-ranges="Hoja1.B5:Hoja1.B70 Hoja1.B4:Hoja1.B70 Hoja1.C4:Hoja1.C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float" office:value="116">
            <text:p>11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7"/>
          <table:table-cell office:value-type="float" office:value="126">
            <text:p>12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7"/>
          <table:table-cell office:value-type="float" office:value="139">
            <text:p>139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7"/>
          <table:table-cell office:value-type="float" office:value="140">
            <text:p>14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7"/>
          <table:table-cell office:value-type="float" office:value="150">
            <text:p>15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7"/>
          <table:table-cell office:value-type="float" office:value="158">
            <text:p>158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7"/>
          <table:table-cell office:value-type="float" office:value="164">
            <text:p>164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7"/>
          <table:table-cell office:value-type="float" office:value="165">
            <text:p>16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7"/>
          <table:table-cell office:value-type="float" office:value="190">
            <text:p>19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7"/>
          <table:table-cell office:value-type="float" office:value="195">
            <text:p>19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7"/>
          <table:table-cell office:value-type="float" office:value="199">
            <text:p>199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ercadal (Es)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7"/>
          <table:table-cell office:value-type="float" office:value="200">
            <text:p>20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igjorn Gran (Es)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7"/>
          <table:table-cell office:value-type="float" office:value="226">
            <text:p>226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2">
            <text:p>41,12</text:p>
          </table:table-cell>
          <table:table-cell table:number-columns-repeated="7"/>
          <table:table-cell office:value-type="float" office:value="248">
            <text:p>248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7"/>
          <table:table-cell office:value-type="float" office:value="265">
            <text:p>26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7"/>
          <table:table-cell office:value-type="float" office:value="321">
            <text:p>321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7"/>
          <table:table-cell office:value-type="float" office:value="339">
            <text:p>339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Pobla (Sa)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7"/>
          <table:table-cell office:value-type="float" office:value="345">
            <text:p>34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7"/>
          <table:table-cell office:value-type="float" office:value="380">
            <text:p>38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7"/>
          <table:table-cell office:value-type="float" office:value="400">
            <text:p>40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7"/>
          <table:table-cell office:value-type="float" office:value="437">
            <text:p>437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lines (Ses)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7"/>
          <table:table-cell office:value-type="float" office:value="447">
            <text:p>447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7"/>
          <table:table-cell office:value-type="float" office:value="449">
            <text:p>449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/>
          <table:table-cell table:style-name="ce2" office:value-type="string">
            <text:p>Exercici 6</text:p>
          </table:table-cell>
          <table:table-cell table:number-columns-repeated="5"/>
          <table:table-cell office:value-type="float" office:value="451">
            <text:p>451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7"/>
          <table:table-cell office:value-type="float" office:value="523">
            <text:p>523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/>
          <table:table-cell table:style-name="ce8" office:value-type="string">
            <text:p>Covariància</text:p>
          </table:table-cell>
          <table:table-cell table:style-name="ce10" table:formula="of:=COVAR([.B4:.B70];[.C4:.C70])" office:value-type="float" office:value="41738.432962798">
            <text:p>41738,433</text:p>
          </table:table-cell>
          <table:table-cell table:number-columns-repeated="4"/>
          <table:table-cell office:value-type="float" office:value="615">
            <text:p>61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/>
          <table:table-cell table:style-name="ce8" office:value-type="string">
            <text:p>Coeficient Correlació</text:p>
          </table:table-cell>
          <table:table-cell table:style-name="ce10" table:formula="of:=CORREL([.B4:.B70];[.C4:.C70])" office:value-type="float" office:value="0.369430893859071">
            <text:p>0,369</text:p>
          </table:table-cell>
          <table:table-cell table:number-columns-repeated="4"/>
          <table:table-cell office:value-type="float" office:value="645">
            <text:p>64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/>
          <table:table-cell office:value-type="string">
            <text:p><text:s/>El coeficient de correlació mostra que hi ha una dèbil correlació lineal entre el nombre</text:p>
          </table:table-cell>
          <table:table-cell table:number-columns-repeated="5"/>
          <table:table-cell office:value-type="float" office:value="658">
            <text:p>658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/>
          <table:table-cell office:value-type="string">
            <text:p><text:s/>d'empreses en Règim General i la superfície del municipis.</text:p>
          </table:table-cell>
          <table:table-cell table:number-columns-repeated="5"/>
          <table:table-cell office:value-type="float" office:value="673">
            <text:p>673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7"/>
          <table:table-cell office:value-type="float" office:value="710">
            <text:p>710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7"/>
          <table:table-cell office:value-type="float" office:value="785">
            <text:p>785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7"/>
          <table:table-cell office:value-type="float" office:value="863">
            <text:p>863</text:p>
          </table:table-cell>
          <table:table-cell office:value-type="string">
            <text:p>Típic</text:p>
          </table:table-cell>
        </table:table-row>
        <table:table-row table:style-name="ro2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7"/>
          <table:table-cell table:style-name="ce15" office:value-type="float" office:value="898">
            <text:p>898</text:p>
          </table:table-cell>
          <table:table-cell table:style-name="ce21" office:value-type="string">
            <text:p>Típic</text:p>
          </table:table-cell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7"/>
          <table:table-cell table:style-name="ce17" office:value-type="float" office:value="1065">
            <text:p>1065</text:p>
          </table:table-cell>
          <table:table-cell table:style-name="ce22" office:value-type="string">
            <text:p>Atípic</text:p>
          </table:table-cell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7"/>
          <table:table-cell table:style-name="ce17" office:value-type="float" office:value="1187">
            <text:p>1187</text:p>
          </table:table-cell>
          <table:table-cell table:style-name="ce22" office:value-type="string">
            <text:p>Atípic</text:p>
          </table:table-cell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7"/>
          <table:table-cell table:style-name="ce17" office:value-type="float" office:value="1315">
            <text:p>1315</text:p>
          </table:table-cell>
          <table:table-cell table:style-name="ce22" office:value-type="string">
            <text:p>Atípic</text:p>
          </table:table-cell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7"/>
          <table:table-cell table:style-name="ce17" office:value-type="float" office:value="1364">
            <text:p>1364</text:p>
          </table:table-cell>
          <table:table-cell table:style-name="ce22" office:value-type="string">
            <text:p>Atípic</text:p>
          </table:table-cell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7"/>
          <table:table-cell table:style-name="ce18" office:value-type="float" office:value="2080">
            <text:p>2080</text:p>
          </table:table-cell>
          <table:table-cell table:style-name="ce23" office:value-type="string">
            <text:p>Atípic Extrem</text:p>
          </table:table-cell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7"/>
          <table:table-cell table:style-name="ce18" office:value-type="float" office:value="2374">
            <text:p>2374</text:p>
          </table:table-cell>
          <table:table-cell table:style-name="ce23" office:value-type="string">
            <text:p>Atípic Extrem</text:p>
          </table:table-cell>
        </table:table-row>
        <table:table-row table:style-name="ro2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7"/>
          <table:table-cell table:style-name="ce18" office:value-type="float" office:value="14541">
            <text:p>14541</text:p>
          </table:table-cell>
          <table:table-cell table:style-name="ce23" office:value-type="string">
            <text:p>Atípic Extrem</text:p>
          </table:table-cell>
        </table:table-row>
        <table:table-row table:style-name="ro2">
          <table:table-cell table:style-name="ce5" office:value-type="string">
            <text:p>Total</text:p>
          </table:table-cell>
          <table:table-cell table:style-name="Default" table:formula="of:=SUM([.B4:.B70])" office:value-type="float" office:value="37931">
            <text:p>37931</text:p>
          </table:table-cell>
          <table:table-cell table:style-name="Default" table:formula="of:=SUM([.C4:.C70])" office:value-type="float" office:value="4991.66">
            <text:p>4991,66</text:p>
          </table:table-cell>
          <table:table-cell table:number-columns-repeated="7"/>
          <table:table-cell table:style-name="Default" table:number-columns-repeated="2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Hoja1.K4:Hoja1.L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1/03/2011</text:date>, <text:time>18:37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ira </meta:initial-creator>
    <meta:creation-date>2011-03-01T14:42:51.99</meta:creation-date>
    <dc:date>2011-03-01T18:37:48.09</dc:date>
    <dc:creator>Zaira </dc:creator>
    <meta:editing-duration>PT3H40M35S</meta:editing-duration>
    <meta:editing-cycles>26</meta:editing-cycles>
    <meta:generator>OpenOffice.org/3.3$Win32 OpenOffice.org_project/330m20$Build-9567</meta:generator>
    <meta:document-statistic meta:table-count="3" meta:cell-count="4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25cm" svg:height="9cm" xlink:href=".." xlink:type="simple" chart:class="chart:scatter" chart:column-mapping="0" chart:style-name="ch1">
        <chart:plot-area chart:style-name="ch2" table:cell-range-address="Hoja1.B4:Hoja1.C70" chart:data-source-has-labels="column" svg:x="1.313cm" svg:y="0.935cm" svg:width="14.419cm" svg:height="6.955cm">
          <chartooo:coordinate-region svg:x="2.12cm" svg:y="1.147cm" svg:width="13.147cm" svg:height="6.07cm"/>
          <chart:axis chart:dimension="x" chart:name="primary-x" chart:style-name="ch3">
            <chart:title svg:x="6.322cm" svg:y="8.071cm" chart:style-name="ch4">
              <text:p>Empreses en Règim General</text:p>
            </chart:title>
            <chart:categories table:cell-range-address="Hoja1.B5:Hoja1.B70"/>
          </chart:axis>
          <chart:axis chart:dimension="y" chart:name="primary-y" chart:style-name="ch3">
            <chart:title svg:x="0.396cm" svg:y="5.197cm" chart:style-name="ch5">
              <text:p>Superfície</text:p>
            </chart:title>
          </chart:axis>
          <chart:series chart:style-name="ch6" chart:values-cell-range-address="Hoja1.C4:Hoja1.C70" chart:class="chart:scatter">
            <chart:domain table:cell-range-address="Hoja1.B4:Hoja1.B70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96</text:p>
                <draw:g>
                  <svg:desc>Hoja1.B5:Hoja1.B70</svg:desc>
                </draw:g>
              </table:table-cell>
              <table:table-cell office:value-type="float" office:value="321">
                <text:p>321</text:p>
                <draw:g>
                  <svg:desc>Hoja1.B4:Hoja1.B70</svg:desc>
                </draw:g>
              </table:table-cell>
              <table:table-cell office:value-type="float" office:value="109.86">
                <text:p>109.86</text:p>
                <draw:g>
                  <svg:desc>Hoja1.C4:Hoja1.C70</svg:desc>
                </draw:g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">
                <text:p>73</text:p>
              </table:table-cell>
              <table:table-cell office:value-type="float" office:value="41.12">
                <text:p>41.12</text:p>
              </table:table-cell>
            </table:table-row>
            <table:table-row>
              <table:table-cell office:value-type="string">
                <text:p>14541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